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6221" officeooo:paragraph-rsid="001b622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6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2nd</text:span> of <text:span text:style-name="T5">February</text:span> 202<text:span text:style-name="T3">1</text:span> under the <text:span text:style-name="T5">7th</text:span> PA Meeting.</text:p>
      <text:p text:style-name="P1"/>
      <text:p text:style-name="P1">The Assembly, recognising the current situation,</text:p>
      <text:p text:style-name="P1"/>
      <text:p text:style-name="P4">Constitutes the need to implement the chocolates plugin, so we have more we can do with coco beans.</text:p>
      <text:p text:style-name="P4"><text:a xlink:type="simple" xlink:href="https://www.spigotmc.org/resources/chocolates.8225/" text:style-name="Internet_20_link" text:visited-style-name="Visited_20_Internet_20_Link">https://www.spigotmc.org/resources/chocolates.8225/</text:a>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7-3: To add the chocolates plugin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2T20:57:10.754688497</dc:date>
    <meta:editing-duration>PT2M54S</meta:editing-duration>
    <meta:editing-cycles>7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8" meta:word-count="52" meta:character-count="363" meta:non-whitespace-character-count="319"/>
  </office:meta>
</office:document-meta>
</file>